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style:writing-mode="lr-tb"/>
      <style:text-properties fo:language="en" fo:country="US"/>
    </style:style>
    <style:style style:name="T1" style:family="text">
      <style:text-properties fo:font-weight="bold"/>
    </style:style>
    <style:style style:name="T2" style:family="text">
      <style:text-properties style:text-position="33% 80%"/>
    </style:style>
    <style:style style:name="T3" style:family="text">
      <style:text-properties fo:font-style="italic"/>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text:span text:style-name="T1">Sundarbans</text:span> is a <text:a xlink:type="simple" xlink:href="https://en.wikipedia.org/wiki/Mangrove" text:style-name="Internet_20_link" text:visited-style-name="Visited_20_Internet_20_Link">mangrove</text:a> area in the <text:a xlink:type="simple" xlink:href="https://en.wikipedia.org/wiki/Delta_(river)" text:style-name="Internet_20_link" text:visited-style-name="Visited_20_Internet_20_Link">delta</text:a> formed by the confluence of the <text:a xlink:type="simple" xlink:href="https://en.wikipedia.org/wiki/Ganges" text:style-name="Internet_20_link" text:visited-style-name="Visited_20_Internet_20_Link">Ganges</text:a>, <text:a xlink:type="simple" xlink:href="https://en.wikipedia.org/wiki/Brahmaputra_River" text:style-name="Internet_20_link" text:visited-style-name="Visited_20_Internet_20_Link">Brahmaputra</text:a> and <text:a xlink:type="simple" xlink:href="https://en.wikipedia.org/wiki/Meghna_River" text:style-name="Internet_20_link" text:visited-style-name="Visited_20_Internet_20_Link">Meghna Rivers</text:a> in the <text:a xlink:type="simple" xlink:href="https://en.wikipedia.org/wiki/Bay_of_Bengal" text:style-name="Internet_20_link" text:visited-style-name="Visited_20_Internet_20_Link">Bay of Bengal</text:a>. It spans from the <text:a xlink:type="simple" xlink:href="https://en.wikipedia.org/wiki/Hooghly_River" text:style-name="Internet_20_link" text:visited-style-name="Visited_20_Internet_20_Link">Hooghly River</text:a> in <text:a xlink:type="simple" xlink:href="https://en.wikipedia.org/wiki/India" text:style-name="Internet_20_link" text:visited-style-name="Visited_20_Internet_20_Link">India</text:a>'s state of <text:a xlink:type="simple" xlink:href="https://en.wikipedia.org/wiki/West_Bengal" text:style-name="Internet_20_link" text:visited-style-name="Visited_20_Internet_20_Link">West Bengal</text:a> to the <text:a xlink:type="simple" xlink:href="https://en.wikipedia.org/wiki/Baleswar_River" text:style-name="Internet_20_link" text:visited-style-name="Visited_20_Internet_20_Link">Baleswar River</text:a> in <text:a xlink:type="simple" xlink:href="https://en.wikipedia.org/wiki/Bangladesh" text:style-name="Internet_20_link" text:visited-style-name="Visited_20_Internet_20_Link">Bangladesh</text:a>. It comprises closed and open mangrove forests, agriculturally used land, <text:a xlink:type="simple" xlink:href="https://en.wikipedia.org/wiki/Mudflat" text:style-name="Internet_20_link" text:visited-style-name="Visited_20_Internet_20_Link">mudflats</text:a> and barren land, and is intersected by multiple <text:a xlink:type="simple" xlink:href="https://en.wikipedia.org/wiki/Tidal" text:style-name="Internet_20_link" text:visited-style-name="Visited_20_Internet_20_Link">tidal</text:a> streams and channels. Four protected areas in the Sundarbans are enlisted as <text:a xlink:type="simple" xlink:href="https://en.wikipedia.org/wiki/UNESCO_World_Heritage_Site" text:style-name="Internet_20_link" text:visited-style-name="Visited_20_Internet_20_Link">UNESCO World Heritage Sites</text:a>, viz. <text:a xlink:type="simple" xlink:href="https://en.wikipedia.org/wiki/Sundarbans_National_Park" text:style-name="Internet_20_link" text:visited-style-name="Visited_20_Internet_20_Link">Sundarbans National Park</text:a>, <text:a xlink:type="simple" xlink:href="https://en.wikipedia.org/wiki/Sundarbans_West_Wildlife_Sanctuary" text:style-name="Internet_20_link" text:visited-style-name="Visited_20_Internet_20_Link">Sundarbans West</text:a>, <text:a xlink:type="simple" xlink:href="https://en.wikipedia.org/wiki/Sundarbans_South_Wildlife_Sanctuary" text:style-name="Internet_20_link" text:visited-style-name="Visited_20_Internet_20_Link">Sundarbans South</text:a> and <text:a xlink:type="simple" xlink:href="https://en.wikipedia.org/wiki/Sundarbans_East_Wildlife_Sanctuary" text:style-name="Internet_20_link" text:visited-style-name="Visited_20_Internet_20_Link">Sundarbans East</text:a> Wildlife Sanctuaries.<text:bookmark text:name="cite_ref-3"/><text:a xlink:type="simple" xlink:href="https://en.wikipedia.org/wiki/Sundarbans#cite_note-3" text:style-name="Internet_20_link" text:visited-style-name="Visited_20_Internet_20_Link">[3]</text:a> Despite these protections, the Indian Sundarbans were considered endangered in a 2020 assessment under the <text:a xlink:type="simple" xlink:href="https://en.wikipedia.org/wiki/IUCN_Red_List_of_Ecosystems" text:style-name="Internet_20_link" text:visited-style-name="Visited_20_Internet_20_Link">IUCN Red List of Ecosystems</text:a> framework.<text:bookmark text:name="cite_ref-4"/><text:a xlink:type="simple" xlink:href="https://en.wikipedia.org/wiki/Sundarbans#cite_note-4" text:style-name="Internet_20_link" text:visited-style-name="Visited_20_Internet_20_Link">[4]</text:a> </text:p>
      <text:p text:style-name="Text_20_body">The Sundarbans mangrove forest covers an area of about 10,000 km<text:span text:style-name="T2">2</text:span> (3,900 sq mi), of which forests in Bangladesh's <text:a xlink:type="simple" xlink:href="https://en.wikipedia.org/wiki/Khulna_Division" text:style-name="Internet_20_link" text:visited-style-name="Visited_20_Internet_20_Link">Khulna Division</text:a> extend over 6,017 km<text:span text:style-name="T2">2</text:span> (2,323 sq mi) and in West Bengal, they extend over 4,260 km<text:span text:style-name="T2">2</text:span> (1,640 sq mi) across the <text:a xlink:type="simple" xlink:href="https://en.wikipedia.org/wiki/South_24_Parganas" text:style-name="Internet_20_link" text:visited-style-name="Visited_20_Internet_20_Link">South 24 Parganas</text:a> and <text:a xlink:type="simple" xlink:href="https://en.wikipedia.org/wiki/North_24_Parganas_district" text:style-name="Internet_20_link" text:visited-style-name="Visited_20_Internet_20_Link">North 24 Parganas districts</text:a>.<text:bookmark text:name="cite_ref-Pani_al2013_5-0"/><text:a xlink:type="simple" xlink:href="https://en.wikipedia.org/wiki/Sundarbans#cite_note-Pani_al2013-5" text:style-name="Internet_20_link" text:visited-style-name="Visited_20_Internet_20_Link">[5]</text:a> The most abundant tree species are sundri (<text:a xlink:type="simple" xlink:href="https://en.wikipedia.org/wiki/Heritiera_fomes" text:style-name="Internet_20_link" text:visited-style-name="Visited_20_Internet_20_Link"><text:span text:style-name="T3">Heritiera fomes</text:span></text:a>) and gewa (<text:a xlink:type="simple" xlink:href="https://en.wikipedia.org/wiki/Excoecaria_agallocha" text:style-name="Internet_20_link" text:visited-style-name="Visited_20_Internet_20_Link"><text:span text:style-name="T3">Excoecaria agallocha</text:span></text:a>). The forests provide habitat to 453 <text:a xlink:type="simple" xlink:href="https://en.wikipedia.org/wiki/Fauna" text:style-name="Internet_20_link" text:visited-style-name="Visited_20_Internet_20_Link">faunal</text:a> wildlife, including 290 bird, 120 fish, 42 mammal, 35 reptile and eight amphibian species.<text:bookmark text:name="cite_ref-Iftekhar2004_6-0"/><text:a xlink:type="simple" xlink:href="https://en.wikipedia.org/wiki/Sundarbans#cite_note-Iftekhar2004-6" text:style-name="Internet_20_link" text:visited-style-name="Visited_20_Internet_20_Link">[6]</text:a> </text:p>
      <text:p text:style-name="Text_20_body">Despite a total ban on all killing or capture of wildlife other than fish and some invertebrates, it appears that there is a consistent pattern of depleted biodiversity or loss of species in the 20th century, and that the ecological quality of the forest is declining.<text:bookmark text:name="cite_ref-7"/><text:a xlink:type="simple" xlink:href="https://en.wikipedia.org/wiki/Sundarbans#cite_note-7" text:style-name="Internet_20_link" text:visited-style-name="Visited_20_Internet_20_Link">[7]</text:a> The Directorate of Forest is responsible for the administration and management of Sundarban National Park in West Bengal. In Bangladesh, a Forest Circle was created in 1993 to preserve the forest, and Chief Conservators of Forests have been posted since. Despite preservation commitments from both Governments, the Sunderbans are under threat from both natural and human-made causes. In 2007, the landfall of <text:a xlink:type="simple" xlink:href="https://en.wikipedia.org/wiki/Cyclone_Sidr" text:style-name="Internet_20_link" text:visited-style-name="Visited_20_Internet_20_Link">Cyclone Sidr</text:a> damaged around 40% of the Sundarbans. The forest is also suffering from increased <text:a xlink:type="simple" xlink:href="https://en.wikipedia.org/wiki/Salinity" text:style-name="Internet_20_link" text:visited-style-name="Visited_20_Internet_20_Link">salinity</text:a> due to rising sea levels and reduced freshwater supply. Again in May 2009 <text:a xlink:type="simple" xlink:href="https://en.wikipedia.org/wiki/Cyclone_Aila" text:style-name="Internet_20_link" text:visited-style-name="Visited_20_Internet_20_Link">Cyclone Aila</text:a> devastated Sundarban with massive casualties. At least 100,000 people were affected by this cyclone.<text:bookmark text:name="cite_ref-8"/><text:a xlink:type="simple" xlink:href="https://en.wikipedia.org/wiki/Sundarbans#cite_note-8" text:style-name="Internet_20_link" text:visited-style-name="Visited_20_Internet_20_Link">[8]</text:a><text:bookmark text:name="cite_ref-9"/><text:a xlink:type="simple" xlink:href="https://en.wikipedia.org/wiki/Sundarbans#cite_note-9" text:style-name="Internet_20_link" text:visited-style-name="Visited_20_Internet_20_Link">[9]</text:a> The proposed coal-fired <text:a xlink:type="simple" xlink:href="https://en.wikipedia.org/wiki/Rampal_Power_Station_(Proposed)" text:style-name="Internet_20_link" text:visited-style-name="Visited_20_Internet_20_Link">Rampal power station</text:a> situated 14 km (8.7 mi) north of the Sundarbans at Rampal Upazila of Bagerhat District in Khulna, Bangladesh, is anticipated to further damage this unique mangrove forest according to a 2016 report by UNESCO.<text:bookmark text:name="cite_ref-10"/><text:a xlink:type="simple" xlink:href="https://en.wikipedia.org/wiki/Sundarbans#cite_note-10" text:style-name="Internet_20_link" text:visited-style-name="Visited_20_Internet_20_Link">[10]</text:a> </text:p>
      <text:section text:style-name="Sect1" text:name="toc">
        <text:h text:style-name="P1" text:outline-level="2"><text:bookmark text:name="mw-toc-heading"/>Contents</text:h>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6T14:30:40.740000000</meta:creation-date>
    <dc:date>2020-09-16T14:31:10.303000000</dc:date>
    <meta:editing-duration>PT38S</meta:editing-duration>
    <meta:editing-cycles>1</meta:editing-cycles>
    <meta:document-statistic meta:table-count="0" meta:image-count="0" meta:object-count="0" meta:page-count="1" meta:paragraph-count="4" meta:word-count="391" meta:character-count="2507" meta:non-whitespace-character-count="2117"/>
    <meta:generator>LibreOffice/7.0.0.3$Windows_x86 LibreOffice_project/8061b3e9204bef6b321a21033174034a5e2ea88e</meta:generator>
  </office:meta>
</office:document-meta>
</file>